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8BEE67E2C6A6804.jpg" manifest:media-type="image/jpeg"/>
  <manifest:file-entry manifest:full-path="Pictures/100000000000042300000063C35F839C4A0BF0C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Kickass Ca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By Team Kickass<text:line-break/>big oo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Syfte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Linjeföljande bil</text:p>
              </text:list-item>
              <text:list-item>
                <text:p>Leds som indikerar riktning</text:p>
              </text:list-item>
              <text:list-item>
                <text:p>Autonom körande (batter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Teknisk information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2 Linjeföljare sensorer</text:p>
              </text:list-item>
              <text:list-item>
                <text:p>2 Leds</text:p>
              </text:list-item>
              <text:list-item>
                <text:p>H-bryggan</text:p>
              </text:list-item>
              <text:list-item>
                <text:p>2 9V batterier</text:p>
              </text:list-item>
              <text:list-item>
                <text:p>1 stupid fucking pile of shit (Nucleo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Programutvecklingsverktyg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VS code</text:p>
              </text:list-item>
              <text:list-item>
                <text:p>Platform.io</text:p>
              </text:list-item>
              <text:list-item>
                <text:p>freeRT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Beskrivning av program varan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*Insert spagetti image*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2" draw:layer="layout" svg:width="25.199cm" svg:height="7.102cm" svg:x="1.5cm" svg:y="6.403cm" presentation:class="title" presentation:user-transformed="true">
          <draw:text-box>
            <text:p text:style-name="P2"><text:span text:style-name="T1">Vragen? Frågor? Fragen? Voprosy? Questions? Des Questionnes ?</text:span></text:p>
          </draw:text-box>
        </draw:frame>
        <draw:frame presentation:style-name="pr5" draw:text-style-name="P3" draw:layer="layout" svg:width="25.199cm" svg:height="12.987cm" svg:x="-0.599cm" svg:y="18.512cm" presentation:class="outline" presentation:user-transformed="true">
          <draw:text-box>
            <text:list text:style-name="L2">
              <text:list-item>
                <text:p text:style-name="P3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Fuck you alexander Markusson:D&lt;3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fill-image draw:name="Bitmap_20_1" draw:display-name="Bitmap 1" xlink:href="Pictures/100000000000042100000319E8BEE67E2C6A6804.jpg" xlink:type="simple" xlink:show="embed" xlink:actuate="onLoad"/>
    <draw:fill-image draw:name="background" xlink:href="Pictures/100000000000042100000319E8BEE67E2C6A680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C35F839C4A0BF0C8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1:53:43.161000000</meta:creation-date>
    <meta:editing-duration>PT6M14S</meta:editing-duration>
    <meta:editing-cycles>3</meta:editing-cycles>
    <meta:generator>LibreOffice/6.2.4.2$Windows_X86_64 LibreOffice_project/2412653d852ce75f65fbfa83fb7e7b669a126d64</meta:generator>
    <dc:title>Lights</dc:title>
    <dc:date>2019-10-28T12:10:08.832000000</dc:date>
    <meta:document-statistic meta:object-count="68"/>
  </office:meta>
</office:document-meta>
</file>